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6.509cm"/>
    </style:style>
    <style:style style:name="Table1.B" style:family="table-column">
      <style:table-column-properties style:column-width="10.50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102006" officeooo:paragraph-rsid="00102006"/>
    </style:style>
    <style:style style:name="P2" style:family="paragraph" style:parent-style-name="Standard">
      <style:paragraph-properties fo:text-align="center" style:justify-single-word="false"/>
      <style:text-properties officeooo:rsid="00102006" officeooo:paragraph-rsid="00102006"/>
    </style:style>
    <style:style style:name="P3" style:family="paragraph" style:parent-style-name="Standard">
      <style:paragraph-properties fo:text-align="justify" style:justify-single-word="false"/>
      <style:text-properties officeooo:rsid="00102006" officeooo:paragraph-rsid="00102006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02006" officeooo:paragraph-rsid="00102006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1db7f" officeooo:paragraph-rsid="0011db7f" style:font-weight-asian="bold" style:font-weight-complex="bold"/>
    </style:style>
    <style:style style:name="P6" style:family="paragraph" style:parent-style-name="Standard" style:list-style-name="L1">
      <style:paragraph-properties fo:text-align="justify" style:justify-single-word="false"/>
      <style:text-properties officeooo:rsid="00102006" officeooo:paragraph-rsid="00102006"/>
    </style:style>
    <style:style style:name="P7" style:family="paragraph" style:parent-style-name="Standard" style:list-style-name="L2">
      <style:paragraph-properties fo:text-align="justify" style:justify-single-word="false"/>
      <style:text-properties officeooo:rsid="0011db7f" officeooo:paragraph-rsid="0011db7f"/>
    </style:style>
    <style:style style:name="T1" style:family="text">
      <style:text-properties officeooo:rsid="0011db7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RAP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Header</text:p>
          </table:table-cell>
          <table:table-cell table:style-name="Table1.B1" office:value-type="string">
            <text:p text:style-name="P1">Data <text:span text:style-name="T1">(URA)</text:span></text:p>
          </table:table-cell>
        </table:table-row>
      </table:table>
      <text:p text:style-name="P2"/>
      <text:p text:style-name="P4">Header</text:p>
      <text:p text:style-name="P2"/>
      <text:list xml:id="list649919701" text:style-name="L1">
        <text:list-item>
          <text:p text:style-name="P6">RAP ID;</text:p>
        </text:list-item>
        <text:list-item>
          <text:p text:style-name="P6">RAP version;</text:p>
        </text:list-item>
        <text:list-item>
          <text:p text:style-name="P6">Date (<text:span text:style-name="T1">d</text:span>ay, month, year);</text:p>
        </text:list-item>
        <text:list-item>
          <text:p text:style-name="P6"><text:span text:style-name="T1">RAP </text:span>Vendor;</text:p>
        </text:list-item>
        <text:list-item>
          <text:p text:style-name="P6">RAP length;</text:p>
        </text:list-item>
        <text:list-item>
          <text:p text:style-name="P6">Certificate (hash);</text:p>
        </text:list-item>
        <text:list-item>
          <text:p text:style-name="P6">Header length;</text:p>
        </text:list-item>
        <text:list-item>
          <text:p text:style-name="P6">Check sum;</text:p>
        </text:list-item>
        <text:list-item>
          <text:p text:style-name="P6">Code language;</text:p>
        </text:list-item>
        <text:list-item>
          <text:p text:style-name="P6">Code version;</text:p>
        </text:list-item>
        <text:list-item>
          <text:p text:style-name="P6">Hardware ID;</text:p>
        </text:list-item>
        <text:list-item>
          <text:p text:style-name="P6">File format;</text:p>
        </text:list-item>
        <text:list-item>
          <text:p text:style-name="P6">Type of data.</text:p>
        </text:list-item>
      </text:list>
      <text:p text:style-name="P3"/>
      <text:p text:style-name="P5">Data (URA)</text:p>
      <text:p text:style-name="P5"/>
      <text:list xml:id="list1158028097" text:style-name="L2">
        <text:list-item>
          <text:p text:style-name="P7">Radio apps options (option name, option values);</text:p>
        </text:list-item>
        <text:list-item>
          <text:p text:style-name="P7">URA ID;</text:p>
        </text:list-item>
        <text:list-item>
          <text:p text:style-name="P7">URA version;</text:p>
        </text:list-item>
        <text:list-item>
          <text:p text:style-name="P7">Status;</text:p>
        </text:list-item>
        <text:list-item>
          <text:p text:style-name="P7">URA Vendor;</text:p>
        </text:list-item>
        <text:list-item>
          <text:p text:style-name="P7">Date (day, month, year);</text:p>
        </text:list-item>
        <text:list-item>
          <text:p text:style-name="P7">Data bytes (flow);</text:p>
        </text:list-item>
        <text:list-item>
          <text:p text:style-name="P7">Radio apps parameters (parameter name, parameter value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0T13:11:01.003926347</meta:creation-date>
    <dc:date>2021-02-20T14:23:40.286151840</dc:date>
    <meta:editing-duration>PT17M35S</meta:editing-duration>
    <meta:editing-cycles>3</meta:editing-cycles>
    <meta:generator>LibreOffice/6.0.7.3$Linux_X86_64 LibreOffice_project/00m0$Build-3</meta:generator>
    <meta:document-statistic meta:table-count="1" meta:image-count="0" meta:object-count="0" meta:page-count="1" meta:paragraph-count="26" meta:word-count="85" meta:character-count="411" meta:non-whitespace-character-count="373"/>
  </office:meta>
</office:document-meta>
</file>